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1.063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1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1.155cm" fo:break-before="auto" style:use-optimal-row-height="false"/>
    </style:style>
    <style:style style:name="ro4" style:family="table-row">
      <style:table-row-properties style:row-height="1.549cm" fo:break-before="auto" style:use-optimal-row-height="false"/>
    </style:style>
    <style:style style:name="ro5" style:family="table-row">
      <style:table-row-properties style:row-height="1.21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groove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wrap-option="wrap" fo:border="0.99pt groove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="0.99pt groove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99pt groove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8" table:default-cell-style-name="ce8"/>
        <table:table-column table:style-name="co9" table:default-cell-style-name="ce8"/>
        <table:table-column table:style-name="co8" table:number-columns-repeated="7" table:default-cell-style-name="ce8"/>
        <table:table-column table:style-name="co2" table:number-columns-repeated="1005" table:default-cell-style-name="ce8"/>
        <table:table-row table:style-name="ro1">
          <table:table-cell table:style-name="ce6" office:value-type="string" calcext:value-type="string">
            <text:p># </text:p>
          </table:table-cell>
          <table:table-cell table:style-name="ce9" office:value-type="string" calcext:value-type="string">
            <text:p>ID# </text:p>
          </table:table-cell>
          <table:table-cell table:style-name="ce9" office:value-type="string" calcext:value-type="string">
            <text:p>ITEM NAME </text:p>
          </table:table-cell>
          <table:table-cell table:style-name="ce9" office:value-type="string" calcext:value-type="string">
            <text:p>MERC</text:p>
            <text:p>PRICE </text:p>
          </table:table-cell>
          <table:table-cell table:style-name="ce9" office:value-type="string" calcext:value-type="string">
            <text:p>SELL</text:p>
            <text:p>PRICE </text:p>
          </table:table-cell>
          <table:table-cell table:style-name="ce9" office:value-type="string" calcext:value-type="string">
            <text:p>DISC</text:p>
            <text:p>COST </text:p>
          </table:table-cell>
          <table:table-cell table:style-name="ce9" office:value-type="string" calcext:value-type="string">
            <text:p>COST </text:p>
          </table:table-cell>
          <table:table-cell table:style-name="ce9" office:value-type="string" calcext:value-type="string">
            <text:p>JAN </text:p>
          </table:table-cell>
          <table:table-cell table:style-name="ce9" office:value-type="string" calcext:value-type="string">
            <text:p>FEB </text:p>
          </table:table-cell>
          <table:table-cell table:style-name="ce9" office:value-type="string" calcext:value-type="string">
            <text:p>MAR </text:p>
          </table:table-cell>
          <table:table-cell table:style-name="ce9" office:value-type="string" calcext:value-type="string">
            <text:p>APR </text:p>
          </table:table-cell>
          <table:table-cell table:style-name="ce9" office:value-type="string" calcext:value-type="string">
            <text:p>MAY </text:p>
          </table:table-cell>
          <table:table-cell table:style-name="ce9" office:value-type="string" calcext:value-type="string">
            <text:p>JUN </text:p>
          </table:table-cell>
          <table:table-cell table:style-name="ce9" office:value-type="string" calcext:value-type="string">
            <text:p>JUL </text:p>
          </table:table-cell>
          <table:table-cell table:style-name="ce9" office:value-type="string" calcext:value-type="string">
            <text:p>AUG </text:p>
          </table:table-cell>
          <table:table-cell table:style-name="ce9" office:value-type="string" calcext:value-type="string">
            <text:p>SEP </text:p>
          </table:table-cell>
          <table:table-cell table:style-name="ce9" office:value-type="string" calcext:value-type="string">
            <text:p>OCT </text:p>
          </table:table-cell>
          <table:table-cell table:style-name="ce9" office:value-type="string" calcext:value-type="string">
            <text:p>NOV </text:p>
          </table:table-cell>
          <table:table-cell table:style-name="ce9" office:value-type="string" calcext:value-type="string">
            <text:p>DEC </text:p>
          </table:table-cell>
          <table:table-cell table:number-columns-repeated="1005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* CALCIUM 600MG + VITAMIN D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]+1" office:value-type="float" office:value="2" calcext:value-type="float">
            <text:p>2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string" calcext:value-type="string">
            <text:p>* CALCIUM 600MG + VITAMIN D (KIRKLAND)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]+1" office:value-type="float" office:value="3" calcext:value-type="float">
            <text:p>3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string" calcext:value-type="string">
            <text:p>* CALCIUM 650MG + VITAMIN D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4]+1" office:value-type="float" office:value="4" calcext:value-type="float">
            <text:p>4</text:p>
          </table:table-cell>
          <table:table-cell table:style-name="ce7" office:value-type="float" office:value="847" calcext:value-type="float">
            <text:p>847</text:p>
          </table:table-cell>
          <table:table-cell table:style-name="ce7" office:value-type="string" calcext:value-type="string">
            <text:p>* CALCIUM CITRATE MAGNESIUM AND ZINC WITH VITAMIN 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]+1" office:value-type="float" office:value="5" calcext:value-type="float">
            <text:p>5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* GLUCOSAMINE 1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]+1" office:value-type="float" office:value="6" calcext:value-type="float">
            <text:p>6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* GLUCOSAMINE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7]+1" office:value-type="float" office:value="7" calcext:value-type="float">
            <text:p>7</text:p>
          </table:table-cell>
          <table:table-cell table:style-name="ce7" office:value-type="float" office:value="643" calcext:value-type="float">
            <text:p>643</text:p>
          </table:table-cell>
          <table:table-cell table:style-name="ce7" office:value-type="string" calcext:value-type="string">
            <text:p>* KIRKLAND SIGNATURE GLUCOSAMINE VEGETARIAN CAP 75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]+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CECLOFENAC (DICLOTOL) 10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]+1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CECLOFENAC (DOLOWIN SR) 20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]+1" office:value-type="float" office:value="10" calcext:value-type="float">
            <text:p>10</text:p>
          </table:table-cell>
          <table:table-cell table:style-name="ce7" office:value-type="float" office:value="872" calcext:value-type="float">
            <text:p>872</text:p>
          </table:table-cell>
          <table:table-cell table:style-name="ce7" office:value-type="string" calcext:value-type="string">
            <text:p>ACECLOFENAC (DOLOWIN SR) 2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1]+1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CECLOFENAC + PARACETAMOL (DOLOWIN) PLUS 100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2]+1" office:value-type="float" office:value="12" calcext:value-type="float">
            <text:p>12</text:p>
          </table:table-cell>
          <table:table-cell table:style-name="ce7" office:value-type="float" office:value="848" calcext:value-type="float">
            <text:p>848</text:p>
          </table:table-cell>
          <table:table-cell table:style-name="ce7" office:value-type="string" calcext:value-type="string">
            <text:p>ACECLOFENAC + PARACETAMOL (ZERODOL-P) 100/500MG UPDATED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]+1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DVIL 2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]+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GMASET 44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]+1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GMASET 445MG; PER BOTTLE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]+1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ENDRONETE SODIUM (ALENDRA) 70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7]+1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LENDRONETE SODIUM (REVENTA) 7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8]+1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LENDRONIC ACID AS ALENDRONETE SODIUM (ALDREN) 70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9]+1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LFA - CALCINOL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0]+1" office:value-type="float" office:value="20" calcext:value-type="float">
            <text:p>20</text:p>
          </table:table-cell>
          <table:table-cell table:style-name="ce7" office:value-type="float" office:value="890" calcext:value-type="float">
            <text:p>890</text:p>
          </table:table-cell>
          <table:table-cell table:style-name="ce7" office:value-type="string" calcext:value-type="string">
            <text:p>ALLOPURINOL (ALLUPREX) 100MG TAB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1]+1" office:value-type="float" office:value="21" calcext:value-type="float">
            <text:p>21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string" calcext:value-type="string">
            <text:p>ALLOPURINOL (ALLUPREX) 100MG TAB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2]+1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LLOPURINOL (ALUPRIN) 1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3]+1" office:value-type="float" office:value="23" calcext:value-type="float">
            <text:p>23</text:p>
          </table:table-cell>
          <table:table-cell table:style-name="ce7" office:value-type="float" office:value="879" calcext:value-type="float">
            <text:p>879</text:p>
          </table:table-cell>
          <table:table-cell table:style-name="ce7" office:value-type="string" calcext:value-type="string">
            <text:p>AMLODIPINE (AMLOREX)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4]+1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AMLODIPINE (DIADIPINE) 1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5]+1" office:value-type="float" office:value="25" calcext:value-type="float">
            <text:p>25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AMLODIPINE (DIADIPINE) 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6]+1" office:value-type="float" office:value="26" calcext:value-type="float">
            <text:p>26</text:p>
          </table:table-cell>
          <table:table-cell table:style-name="ce7" office:value-type="float" office:value="732" calcext:value-type="float">
            <text:p>732</text:p>
          </table:table-cell>
          <table:table-cell table:style-name="ce7" office:value-type="string" calcext:value-type="string">
            <text:p>AMLODIPINE (LODIPEX)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7]+1" office:value-type="float" office:value="27" calcext:value-type="float">
            <text:p>27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string" calcext:value-type="string">
            <text:p>AMLODIPINE (NORVATROL-5) 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8]+1" office:value-type="float" office:value="28" calcext:value-type="float">
            <text:p>28</text:p>
          </table:table-cell>
          <table:table-cell table:style-name="ce7" office:value-type="float" office:value="1081" calcext:value-type="float">
            <text:p>1081</text:p>
          </table:table-cell>
          <table:table-cell table:style-name="ce7" office:value-type="string" calcext:value-type="string">
            <text:p>AMLODIPINE BESILATE (BPTROL) 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29]+1" office:value-type="float" office:value="29" calcext:value-type="float">
            <text:p>29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string" calcext:value-type="string">
            <text:p>AMLODIPINE BESILATE (JOHNVASC) 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0]+1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MLODIPINE BESILATE (LODIPEX) 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1]+1" office:value-type="float" office:value="31" calcext:value-type="float">
            <text:p>31</text:p>
          </table:table-cell>
          <table:table-cell table:style-name="ce7" office:value-type="float" office:value="881" calcext:value-type="float">
            <text:p>881</text:p>
          </table:table-cell>
          <table:table-cell table:style-name="ce7" office:value-type="string" calcext:value-type="string">
            <text:p>AMLODIPINE BESILATE (VONWELT) 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2]+1" office:value-type="float" office:value="32" calcext:value-type="float">
            <text:p>32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AMOXICILLIN (AMBIMOX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3]+1" office:value-type="float" office:value="33" calcext:value-type="float">
            <text:p>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AMOXICILLIN (AXMEL) 5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4]+1" office:value-type="float" office:value="34" calcext:value-type="float">
            <text:p>3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AMOXICILLIN 25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5]+1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TENOLOL (ZENOBLOC) 1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6]+1" office:value-type="float" office:value="36" calcext:value-type="float">
            <text:p>3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ATENOLOL (ZENOBLOC-50) 5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7]+1" office:value-type="float" office:value="37" calcext:value-type="float">
            <text:p>37</text:p>
          </table:table-cell>
          <table:table-cell table:style-name="ce7" office:value-type="float" office:value="821" calcext:value-type="float">
            <text:p>821</text:p>
          </table:table-cell>
          <table:table-cell table:style-name="ce7" office:value-type="string" calcext:value-type="string">
            <text:p>ATENOLOL (ZENOBLOC-50) 5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8]+1" office:value-type="float" office:value="38" calcext:value-type="float">
            <text:p>38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string" calcext:value-type="string">
            <text:p>BIOCELL COLLAGEN CAP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39]+1" office:value-type="float" office:value="39" calcext:value-type="float">
            <text:p>3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CALCIUMADE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0]+1" office:value-type="float" office:value="40" calcext:value-type="float">
            <text:p>4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CARISOPRODOL/ PARACETAMOL (LAGAFLEX) 300/250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1]+1" office:value-type="float" office:value="41" calcext:value-type="float">
            <text:p>41</text:p>
          </table:table-cell>
          <table:table-cell table:style-name="ce7" office:value-type="float" office:value="781" calcext:value-type="float">
            <text:p>781</text:p>
          </table:table-cell>
          <table:table-cell table:style-name="ce7" office:value-type="string" calcext:value-type="string">
            <text:p>CARTIFLEX SACHET (CFX19088)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2]+1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CATAPRES 7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3]+1" office:value-type="float" office:value="43" calcext:value-type="float">
            <text:p>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CEFALEXIN (EXEL) CAP 5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4]+1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EFIXIME (QUIX) 2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5]+1" office:value-type="float" office:value="45" calcext:value-type="float">
            <text:p>45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CEFIXIME (SANIX-200) 2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6]+1" office:value-type="float" office:value="46" calcext:value-type="float">
            <text:p>46</text:p>
          </table:table-cell>
          <table:table-cell table:style-name="ce7" office:value-type="float" office:value="822" calcext:value-type="float">
            <text:p>822</text:p>
          </table:table-cell>
          <table:table-cell table:style-name="ce7" office:value-type="string" calcext:value-type="string">
            <text:p>CEFUROXIME AXETIL (CEFUSAPH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7]+1" office:value-type="float" office:value="47" calcext:value-type="float">
            <text:p>47</text:p>
          </table:table-cell>
          <table:table-cell table:style-name="ce7" office:value-type="float" office:value="1031" calcext:value-type="float">
            <text:p>1031</text:p>
          </table:table-cell>
          <table:table-cell table:style-name="ce7" office:value-type="string" calcext:value-type="string">
            <text:p>CEFUROXIME AXETIL (CEFUSAPH) 5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8]+1" office:value-type="float" office:value="48" calcext:value-type="float">
            <text:p>4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CEFUROXIME AXETIL (EROXIME-500) 5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49]+1" office:value-type="float" office:value="49" calcext:value-type="float">
            <text:p>49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CEFUROXIME AXETIL (GENERIC/INTERPHIL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0]+1" office:value-type="float" office:value="50" calcext:value-type="float">
            <text:p>50</text:p>
          </table:table-cell>
          <table:table-cell table:style-name="ce7" office:value-type="float" office:value="545" calcext:value-type="float">
            <text:p>545</text:p>
          </table:table-cell>
          <table:table-cell table:style-name="ce7" office:value-type="string" calcext:value-type="string">
            <text:p>CEFUROXIME AXETIL (THEOROXIME) 5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1]+1" office:value-type="float" office:value="51" calcext:value-type="float">
            <text:p>51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string" calcext:value-type="string">
            <text:p>CEFUROXIME AXETIL (THEOROXIME) 5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2]+1" office:value-type="float" office:value="52" calcext:value-type="float">
            <text:p>5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ELECOXIB (CELCOXX) 200MG CAP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3]+1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CELECOXIB (CELCOXX) 400MG CAP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4]+1" office:value-type="float" office:value="54" calcext:value-type="float">
            <text:p>54</text:p>
          </table:table-cell>
          <table:table-cell table:style-name="ce7" office:value-type="float" office:value="1076" calcext:value-type="float">
            <text:p>1076</text:p>
          </table:table-cell>
          <table:table-cell table:style-name="ce7" office:value-type="string" calcext:value-type="string">
            <text:p>CELECOXIB (COXBITOR) 200MG CAP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5]+1" office:value-type="float" office:value="55" calcext:value-type="float">
            <text:p>55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string" calcext:value-type="string">
            <text:p>CETIRIZINE (SAPHZINE) TAB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6]+1" office:value-type="float" office:value="56" calcext:value-type="float">
            <text:p>56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string" calcext:value-type="string">
            <text:p>CHOLECALCIFEROL (D-CURE) 25000 IU ORAL SOLUTION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57]+1" office:value-type="float" office:value="57" calcext:value-type="float">
            <text:p>57</text:p>
          </table:table-cell>
          <table:table-cell table:style-name="ce7" office:value-type="float" office:value="748" calcext:value-type="float">
            <text:p>748</text:p>
          </table:table-cell>
          <table:table-cell table:style-name="ce7" office:value-type="string" calcext:value-type="string">
            <text:p>CHOLECALCIFEROL (D-CURE) 25000 IU ORAL SOLUTION PER BOX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8]+1" office:value-type="float" office:value="58" calcext:value-type="float">
            <text:p>58</text:p>
          </table:table-cell>
          <table:table-cell table:style-name="ce7" office:value-type="float" office:value="916" calcext:value-type="float">
            <text:p>916</text:p>
          </table:table-cell>
          <table:table-cell table:style-name="ce7" office:value-type="string" calcext:value-type="string">
            <text:p>CILOSTAZOL (PLETAXOL) 100MG TAB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59]+1" office:value-type="float" office:value="59" calcext:value-type="float">
            <text:p>59</text:p>
          </table:table-cell>
          <table:table-cell table:style-name="ce7" office:value-type="float" office:value="917" calcext:value-type="float">
            <text:p>917</text:p>
          </table:table-cell>
          <table:table-cell table:style-name="ce7" office:value-type="string" calcext:value-type="string">
            <text:p>CILOSTAZOL (PLETAXOL) 50MG TAB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0]+1" office:value-type="float" office:value="60" calcext:value-type="float">
            <text:p>60</text:p>
          </table:table-cell>
          <table:table-cell table:style-name="ce7" office:value-type="float" office:value="1032" calcext:value-type="float">
            <text:p>1032</text:p>
          </table:table-cell>
          <table:table-cell table:style-name="ce7" office:value-type="string" calcext:value-type="string">
            <text:p>CILOSTAZOL (PLETAXOL) 50MG TAB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1]+1" office:value-type="float" office:value="61" calcext:value-type="float">
            <text:p>61</text:p>
          </table:table-cell>
          <table:table-cell table:style-name="ce7" office:value-type="float" office:value="1029" calcext:value-type="float">
            <text:p>1029</text:p>
          </table:table-cell>
          <table:table-cell table:style-name="ce7" office:value-type="string" calcext:value-type="string">
            <text:p>CIPROFLOXACIN (CIPRODIN-FC) 5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2]+1" office:value-type="float" office:value="62" calcext:value-type="float">
            <text:p>62</text:p>
          </table:table-cell>
          <table:table-cell table:style-name="ce7" office:value-type="float" office:value="823" calcext:value-type="float">
            <text:p>823</text:p>
          </table:table-cell>
          <table:table-cell table:style-name="ce7" office:value-type="string" calcext:value-type="string">
            <text:p>CIPROFLOXACIN (CYFROX) 5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3]+1" office:value-type="float" office:value="63" calcext:value-type="float">
            <text:p>6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LINDAMYCIN CAP (CLINDAGOLD) 3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4]+1" office:value-type="float" office:value="64" calcext:value-type="float">
            <text:p>6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CLOPIDOGREL (SAPHLOPID) 7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5]+1" office:value-type="float" office:value="65" calcext:value-type="float">
            <text:p>65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string" calcext:value-type="string">
            <text:p>CLOPIDOGREL (SAPHLOPID) 75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6]+1" office:value-type="float" office:value="66" calcext:value-type="float">
            <text:p>66</text:p>
          </table:table-cell>
          <table:table-cell table:style-name="ce7" office:value-type="float" office:value="824" calcext:value-type="float">
            <text:p>824</text:p>
          </table:table-cell>
          <table:table-cell table:style-name="ce7" office:value-type="string" calcext:value-type="string">
            <text:p>CO-AMOXICLAV (ASICLAV-625) 6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7]+1" office:value-type="float" office:value="67" calcext:value-type="float">
            <text:p>67</text:p>
          </table:table-cell>
          <table:table-cell table:style-name="ce7" office:value-type="float" office:value="1012" calcext:value-type="float">
            <text:p>1012</text:p>
          </table:table-cell>
          <table:table-cell table:style-name="ce7" office:value-type="string" calcext:value-type="string">
            <text:p>CO-AMOXICLAV (ATADAR) 500/1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8]+1" office:value-type="float" office:value="68" calcext:value-type="float">
            <text:p>68</text:p>
          </table:table-cell>
          <table:table-cell table:style-name="ce7" office:value-type="float" office:value="1030" calcext:value-type="float">
            <text:p>1030</text:p>
          </table:table-cell>
          <table:table-cell table:style-name="ce7" office:value-type="string" calcext:value-type="string">
            <text:p>CO-AMOXICLAV (COMXICLA) 6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69]+1" office:value-type="float" office:value="69" calcext:value-type="float">
            <text:p>69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CO-AMOXICLAV (RANICLAV) 6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0]+1" office:value-type="float" office:value="70" calcext:value-type="float">
            <text:p>70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string" calcext:value-type="string">
            <text:p>CO-AMOXICLAV (RAPICLAV) IPCA 500/1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1]+1" office:value-type="float" office:value="71" calcext:value-type="float">
            <text:p>7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COLCHICINE (GOUTSAPH) TAB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2]+1" office:value-type="float" office:value="72" calcext:value-type="float">
            <text:p>7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COTRIMOXAZOLE FORTE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73]+1" office:value-type="float" office:value="73" calcext:value-type="float">
            <text:p>7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HYDROSOL POWDER FOR ORAL SOLUTION (ORS-75 REPLACEMENT)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4]+1" office:value-type="float" office:value="74" calcext:value-type="float">
            <text:p>7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DIAMICRON 8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5]+1" office:value-type="float" office:value="75" calcext:value-type="float">
            <text:p>75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string" calcext:value-type="string">
            <text:p>DICLOFENAC NA (SUBSYDE CR) 1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6]+1" office:value-type="float" office:value="76" calcext:value-type="float">
            <text:p>7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DICLOFENAC SODIUM (CURAFEN) 1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7]+1" office:value-type="float" office:value="77" calcext:value-type="float">
            <text:p>7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DICLOFENAC SODIUM (DICLORAN GEL) GEL 20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8]+1" office:value-type="float" office:value="78" calcext:value-type="float">
            <text:p>7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CLOFENAC SODIUM (TRIFOCID) 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79]+1" office:value-type="float" office:value="79" calcext:value-type="float">
            <text:p>7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DICLOFENAC SODIUM GEL (DICLOGEN) 20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0]+1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DILTIAZEM 3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1]+1" office:value-type="float" office:value="81" calcext:value-type="float">
            <text:p>8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DILTIAZEM 6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2]+1" office:value-type="float" office:value="82" calcext:value-type="float">
            <text:p>8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TORICOXIB (ETOXI-60) 6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3]+1" office:value-type="float" office:value="83" calcext:value-type="float">
            <text:p>83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string" calcext:value-type="string">
            <text:p>ETORICOXIB (SAPHETOR) 12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4]+1" office:value-type="float" office:value="84" calcext:value-type="float">
            <text:p>84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string" calcext:value-type="string">
            <text:p>ETORICOXIB (SAPHETOR-90) 9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5]+1" office:value-type="float" office:value="85" calcext:value-type="float">
            <text:p>85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string" calcext:value-type="string">
            <text:p>ETORICOXIB (SAPHETOR-90) 9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6]+1" office:value-type="float" office:value="86" calcext:value-type="float">
            <text:p>8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ETORICOXIB (TORICO) 9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7]+1" office:value-type="float" office:value="87" calcext:value-type="float">
            <text:p>87</text:p>
          </table:table-cell>
          <table:table-cell table:style-name="ce7" office:value-type="float" office:value="483" calcext:value-type="float">
            <text:p>483</text:p>
          </table:table-cell>
          <table:table-cell table:style-name="ce7" office:value-type="string" calcext:value-type="string">
            <text:p>ETORICOXIB (XIBRA-90) 9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8]+1" office:value-type="float" office:value="88" calcext:value-type="float">
            <text:p>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FASTUM GEL 30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89]+1" office:value-type="float" office:value="89" calcext:value-type="float">
            <text:p>89</text:p>
          </table:table-cell>
          <table:table-cell table:style-name="ce7" office:value-type="float" office:value="919" calcext:value-type="float">
            <text:p>919</text:p>
          </table:table-cell>
          <table:table-cell table:style-name="ce7" office:value-type="string" calcext:value-type="string">
            <text:p>FEBUXOSTAT (FEBUDAY 40) 4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0]+1" office:value-type="float" office:value="90" calcext:value-type="float">
            <text:p>90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string" calcext:value-type="string">
            <text:p>FEBUXOSTAT (FURIC) 4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1]+1" office:value-type="float" office:value="91" calcext:value-type="float">
            <text:p>9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FEBUXOSTAT (FURIC) 40MG UPDATED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2]+1" office:value-type="float" office:value="92" calcext:value-type="float">
            <text:p>9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GABAPENTIN (GABIX) 10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3]+1" office:value-type="float" office:value="93" calcext:value-type="float">
            <text:p>9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GABAPENTIN (GABIX) 30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4]+1" office:value-type="float" office:value="94" calcext:value-type="float">
            <text:p>94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string" calcext:value-type="string">
            <text:p>GLICLAZIDE (GLYCINORM-80) 8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5]+1" office:value-type="float" office:value="95" calcext:value-type="float">
            <text:p>9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GLICLAZIDE (ZEBET-8) 8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6]+1" office:value-type="float" office:value="96" calcext:value-type="float">
            <text:p>96</text:p>
          </table:table-cell>
          <table:table-cell table:style-name="ce7" office:value-type="float" office:value="1034" calcext:value-type="float">
            <text:p>1034</text:p>
          </table:table-cell>
          <table:table-cell table:style-name="ce7" office:value-type="string" calcext:value-type="string">
            <text:p>GLICLAZIDE (ZEBET-8) 8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7]+1" office:value-type="float" office:value="97" calcext:value-type="float">
            <text:p>97</text:p>
          </table:table-cell>
          <table:table-cell table:style-name="ce7" office:value-type="float" office:value="536" calcext:value-type="float">
            <text:p>536</text:p>
          </table:table-cell>
          <table:table-cell table:style-name="ce7" office:value-type="string" calcext:value-type="string">
            <text:p>HIRUDOID CREAM 40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98]+1" office:value-type="float" office:value="98" calcext:value-type="float">
            <text:p>98</text:p>
          </table:table-cell>
          <table:table-cell table:style-name="ce7" office:value-type="float" office:value="906" calcext:value-type="float">
            <text:p>906</text:p>
          </table:table-cell>
          <table:table-cell table:style-name="ce7" office:value-type="string" calcext:value-type="string">
            <text:p>HYDROCORTISONE 10MG/G CREAM 10G (GENERIC/INTERPHIL)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99]+1" office:value-type="float" office:value="99" calcext:value-type="float">
            <text:p>99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HYDROCORTISONE CREAM 15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4">
          <table:table-cell table:style-name="ce7" table:formula="of:=[.A100]+1" office:value-type="float" office:value="100" calcext:value-type="float">
            <text:p>100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string" calcext:value-type="string">
            <text:p>HYDROLYZED COLLAGEN TYPE II + CHONDOITIN SULFATE + HYALURONIC ACID (BIOCELL COLLAGEN) 500MG BOTTLE WITH 100 CAP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4">
          <table:table-cell table:style-name="ce7" table:formula="of:=[.A101]+1" office:value-type="float" office:value="101" calcext:value-type="float">
            <text:p>101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string" calcext:value-type="string">
            <text:p>HYDROLYZED COLLAGEN TYPE II + CHONDOITIN SULFATE + HYALURONIC ACID (BIOCELL COLLAGEN) 500MG BOTTLE WITH 100 CAP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2]+1" office:value-type="float" office:value="102" calcext:value-type="float">
            <text:p>102</text:p>
          </table:table-cell>
          <table:table-cell table:style-name="ce7" office:value-type="float" office:value="892" calcext:value-type="float">
            <text:p>892</text:p>
          </table:table-cell>
          <table:table-cell table:style-name="ce7" office:value-type="string" calcext:value-type="string">
            <text:p>IBUPROFEN (FEVRAL) TAB 2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3]+1" office:value-type="float" office:value="103" calcext:value-type="float">
            <text:p>103</text:p>
          </table:table-cell>
          <table:table-cell table:style-name="ce7" office:value-type="float" office:value="1078" calcext:value-type="float">
            <text:p>1078</text:p>
          </table:table-cell>
          <table:table-cell table:style-name="ce7" office:value-type="string" calcext:value-type="string">
            <text:p>IBUPROFEN (IBUFEN) TAB 4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04]+1" office:value-type="float" office:value="104" calcext:value-type="float">
            <text:p>104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IBUPROFEN + PARACETAMOL (RESTOLAX FORTE) 10/325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5]+1" office:value-type="float" office:value="105" calcext:value-type="float">
            <text:p>10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IBUPROFEN TAB 2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6]+1" office:value-type="float" office:value="106" calcext:value-type="float">
            <text:p>10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IBUPROFEN TAB 4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7]+1" office:value-type="float" office:value="107" calcext:value-type="float">
            <text:p>107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KETESSE TAB 25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8]+1" office:value-type="float" office:value="108" calcext:value-type="float">
            <text:p>108</text:p>
          </table:table-cell>
          <table:table-cell table:style-name="ce7" office:value-type="float" office:value="893" calcext:value-type="float">
            <text:p>893</text:p>
          </table:table-cell>
          <table:table-cell table:style-name="ce7" office:value-type="string" calcext:value-type="string">
            <text:p>LORATADINE (LARADIN)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09]+1" office:value-type="float" office:value="109" calcext:value-type="float">
            <text:p>10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LORATADINE (LORAOX) 1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0]+1" office:value-type="float" office:value="110" calcext:value-type="float">
            <text:p>110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LOSARTAN POTASSIUM (ANGEL-50) 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1]+1" office:value-type="float" office:value="111" calcext:value-type="float">
            <text:p>111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LOSARTAN POTASSIUM (NATRAZOL) 1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2]+1" office:value-type="float" office:value="112" calcext:value-type="float">
            <text:p>112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string" calcext:value-type="string">
            <text:p>LOSARTAN POTASSIUM (PRESARTAN) 1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3]+1" office:value-type="float" office:value="113" calcext:value-type="float">
            <text:p>113</text:p>
          </table:table-cell>
          <table:table-cell table:style-name="ce7" office:value-type="float" office:value="1035" calcext:value-type="float">
            <text:p>1035</text:p>
          </table:table-cell>
          <table:table-cell table:style-name="ce7" office:value-type="string" calcext:value-type="string">
            <text:p>LOSARTAN POTASSIUM (PRESARTAN) 5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14]+1" office:value-type="float" office:value="114" calcext:value-type="float">
            <text:p>114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string" calcext:value-type="string">
            <text:p>MEDIPLAST BANTAM BANDAGE PLASTIC STRIP (USED IN SURGICAL PROCEDURE; NOT USUALLY SOLD)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15]+1" office:value-type="float" office:value="115" calcext:value-type="float">
            <text:p>115</text:p>
          </table:table-cell>
          <table:table-cell table:style-name="ce7" office:value-type="float" office:value="819" calcext:value-type="float">
            <text:p>819</text:p>
          </table:table-cell>
          <table:table-cell table:style-name="ce7" office:value-type="string" calcext:value-type="string">
            <text:p>MEDIPLAST WATERPROOF BANDAGE STRIP JUMBO (USED IN SURGICAL PROCEDURE; NOT USUALLY SOLD)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6]+1" office:value-type="float" office:value="116" calcext:value-type="float">
            <text:p>116</text:p>
          </table:table-cell>
          <table:table-cell table:style-name="ce7" office:value-type="float" office:value="1079" calcext:value-type="float">
            <text:p>1079</text:p>
          </table:table-cell>
          <table:table-cell table:style-name="ce7" office:value-type="string" calcext:value-type="string">
            <text:p>MEFENAMIC ACID (INFAMIX CAPSULE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7]+1" office:value-type="float" office:value="117" calcext:value-type="float">
            <text:p>117</text:p>
          </table:table-cell>
          <table:table-cell table:style-name="ce7" office:value-type="float" office:value="731" calcext:value-type="float">
            <text:p>731</text:p>
          </table:table-cell>
          <table:table-cell table:style-name="ce7" office:value-type="string" calcext:value-type="string">
            <text:p>MEFENAMIC ACID (MEFESAPH C250) 2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8]+1" office:value-type="float" office:value="118" calcext:value-type="float">
            <text:p>11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MEFENAMIC ACID (MYREFEN) 2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19]+1" office:value-type="float" office:value="119" calcext:value-type="float">
            <text:p>119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string" calcext:value-type="string">
            <text:p>MEFENAMIC ACID (MYREFEN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0]+1" office:value-type="float" office:value="120" calcext:value-type="float">
            <text:p>12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MEFENAMIC ACID (UNIDENTIFIED)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1]+1" office:value-type="float" office:value="121" calcext:value-type="float">
            <text:p>12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MELOXICAM (MELOFAR) 1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2]+1" office:value-type="float" office:value="122" calcext:value-type="float">
            <text:p>122</text:p>
          </table:table-cell>
          <table:table-cell table:style-name="ce7" office:value-type="float" office:value="991" calcext:value-type="float">
            <text:p>991</text:p>
          </table:table-cell>
          <table:table-cell table:style-name="ce7" office:value-type="string" calcext:value-type="string">
            <text:p>MELOXICAM (MELOTAB) 1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3]+1" office:value-type="float" office:value="123" calcext:value-type="float">
            <text:p>123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METFORMIN (FORMET 500) TAB 50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24]+1" office:value-type="float" office:value="124" calcext:value-type="float">
            <text:p>124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METHYL-PREDNISOLONE ACETATE (DEPO-MEDROL) 40MG/ML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5]+1" office:value-type="float" office:value="125" calcext:value-type="float">
            <text:p>125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METOPROLOL (PROLOL) TAB 5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26]+1" office:value-type="float" office:value="126" calcext:value-type="float">
            <text:p>12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MUPIROCIN OINTMENT 2% TOPICAL OINTMENT (MUPIDERM) 5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27]+1" office:value-type="float" office:value="127" calcext:value-type="float">
            <text:p>127</text:p>
          </table:table-cell>
          <table:table-cell table:style-name="ce7" office:value-type="float" office:value="920" calcext:value-type="float">
            <text:p>920</text:p>
          </table:table-cell>
          <table:table-cell table:style-name="ce7" office:value-type="string" calcext:value-type="string">
            <text:p>MUPIROCIN OINTMENT 2% TOPICAL OINTMENT (MUPIDERM) 5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8]+1" office:value-type="float" office:value="128" calcext:value-type="float">
            <text:p>128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string" calcext:value-type="string">
            <text:p>NAPROXEN (NAPROX) 5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29]+1" office:value-type="float" office:value="129" calcext:value-type="float">
            <text:p>129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NAPROXEN (PROXEN) 500MG UPDATED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0]+1" office:value-type="float" office:value="130" calcext:value-type="float">
            <text:p>1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NAPROXEN (UNIDENTIFIED) 55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1]+1" office:value-type="float" office:value="131" calcext:value-type="float">
            <text:p>131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NSS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2]+1" office:value-type="float" office:value="132" calcext:value-type="float">
            <text:p>132</text:p>
          </table:table-cell>
          <table:table-cell table:style-name="ce7" office:value-type="float" office:value="921" calcext:value-type="float">
            <text:p>921</text:p>
          </table:table-cell>
          <table:table-cell table:style-name="ce7" office:value-type="string" calcext:value-type="string">
            <text:p>OFLOXACIN (FLOXA) 400MG TAB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3]+1" office:value-type="float" office:value="133" calcext:value-type="float">
            <text:p>13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OFLOXACIN (FLOXA-200) 2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4]+1" office:value-type="float" office:value="134" calcext:value-type="float">
            <text:p>13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OFLOXACIN (LUMFLOX) 40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5]+1" office:value-type="float" office:value="135" calcext:value-type="float">
            <text:p>13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OMEPRAZOLE (OMEBLOC-20) 2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6]+1" office:value-type="float" office:value="136" calcext:value-type="float">
            <text:p>13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OMEPRAZOLE (RANZOLE) DELAYED RELEASE CAP 4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37]+1" office:value-type="float" office:value="137" calcext:value-type="float">
            <text:p>137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string" calcext:value-type="string">
            <text:p>OMEPRAZOLE (RANZOLE-20) DELAYED RELEASE CAP 20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38]+1" office:value-type="float" office:value="138" calcext:value-type="float">
            <text:p>13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PARA + ORPHENADRINECITRATE (PARADRINFORTE) 50/650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39]+1" office:value-type="float" office:value="139" calcext:value-type="float">
            <text:p>13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PARA + TRAMADOL HCL (TAKOL-CR) 100MG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0]+1" office:value-type="float" office:value="140" calcext:value-type="float">
            <text:p>140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string" calcext:value-type="string">
            <text:p>PARA + TRAMADOL HCL (TRAPADIX) 325/37.5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1]+1" office:value-type="float" office:value="141" calcext:value-type="float">
            <text:p>14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PIASCLEDINE 200/10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42]+1" office:value-type="float" office:value="142" calcext:value-type="float">
            <text:p>142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string" calcext:value-type="string">
            <text:p>PIROXICAM 20MG CAPSULE (GENERIC/DRUGMAKERS LAB)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3]+1" office:value-type="float" office:value="143" calcext:value-type="float">
            <text:p>143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string" calcext:value-type="string">
            <text:p>POVIDONE-IODINE (BETADINE) 5ML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44]+1" office:value-type="float" office:value="144" calcext:value-type="float">
            <text:p>144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string" calcext:value-type="string">
            <text:p>POWERLIX KNEE BRACE US KNEE SUPPORT (X001PLDAQF) -LARGE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5]+1" office:value-type="float" office:value="145" calcext:value-type="float">
            <text:p>14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REDNISONE (SYSTOCOR) TAB 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6]+1" office:value-type="float" office:value="146" calcext:value-type="float">
            <text:p>146</text:p>
          </table:table-cell>
          <table:table-cell table:style-name="ce7" office:value-type="float" office:value="464" calcext:value-type="float">
            <text:p>464</text:p>
          </table:table-cell>
          <table:table-cell table:style-name="ce7" office:value-type="string" calcext:value-type="string">
            <text:p>PREGABALIN (FUNXION) CAP 7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7]+1" office:value-type="float" office:value="147" calcext:value-type="float">
            <text:p>14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PREGABALIN (GABICA) CAP 75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8]+1" office:value-type="float" office:value="148" calcext:value-type="float">
            <text:p>14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PREGMAX M-75 (PREGABALIN + METHYLCOBALAMIN)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49]+1" office:value-type="float" office:value="149" calcext:value-type="float">
            <text:p>149</text:p>
          </table:table-cell>
          <table:table-cell table:style-name="ce7" office:value-type="float" office:value="878" calcext:value-type="float">
            <text:p>878</text:p>
          </table:table-cell>
          <table:table-cell table:style-name="ce7" office:value-type="string" calcext:value-type="string">
            <text:p>RISEDRONATE SODIUM (RESIDRON) 35MG TAB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0]+1" office:value-type="float" office:value="150" calcext:value-type="float">
            <text:p>150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string" calcext:value-type="string">
            <text:p>ROSUVASTATIN (ROSELION-20) FILM COATED TAB 2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1]+1" office:value-type="float" office:value="151" calcext:value-type="float">
            <text:p>151</text:p>
          </table:table-cell>
          <table:table-cell table:style-name="ce7" office:value-type="float" office:value="894" calcext:value-type="float">
            <text:p>894</text:p>
          </table:table-cell>
          <table:table-cell table:style-name="ce7" office:value-type="string" calcext:value-type="string">
            <text:p>ROSUVASTATIN (ROZTIN-20) FILM COATED TAB 2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2]+1" office:value-type="float" office:value="152" calcext:value-type="float">
            <text:p>152</text:p>
          </table:table-cell>
          <table:table-cell table:style-name="ce7" office:value-type="float" office:value="1036" calcext:value-type="float">
            <text:p>1036</text:p>
          </table:table-cell>
          <table:table-cell table:style-name="ce7" office:value-type="string" calcext:value-type="string">
            <text:p>ROSUVASTATIN (VESTFLO-20) FILM COATED TAB 2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3]+1" office:value-type="float" office:value="153" calcext:value-type="float">
            <text:p>153</text:p>
          </table:table-cell>
          <table:table-cell table:style-name="ce7" office:value-type="float" office:value="908" calcext:value-type="float">
            <text:p>908</text:p>
          </table:table-cell>
          <table:table-cell table:style-name="ce7" office:value-type="string" calcext:value-type="string">
            <text:p>ROSUVASTATIN CALCIUM (ROSUCARE)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4]+1" office:value-type="float" office:value="154" calcext:value-type="float">
            <text:p>154</text:p>
          </table:table-cell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ROSUVASTATIN CALCIUM (ROSUVIN-10) 1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5]+1" office:value-type="float" office:value="155" calcext:value-type="float">
            <text:p>155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SILVER SULFADIAZINE 20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56]+1" office:value-type="float" office:value="156" calcext:value-type="float">
            <text:p>156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string" calcext:value-type="string">
            <text:p>SODIUM ASCORBATE (VAMCEE) CAP 562.43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57]+1" office:value-type="float" office:value="157" calcext:value-type="float">
            <text:p>157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string" calcext:value-type="string">
            <text:p>SODIUM ASCORBATE WITH ZINC CAP (SM CEE WITH ZINC) 500MG/4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58]+1" office:value-type="float" office:value="158" calcext:value-type="float">
            <text:p>158</text:p>
          </table:table-cell>
          <table:table-cell table:style-name="ce7" office:value-type="float" office:value="735" calcext:value-type="float">
            <text:p>735</text:p>
          </table:table-cell>
          <table:table-cell table:style-name="ce7" office:value-type="string" calcext:value-type="string">
            <text:p>SODIUM ASCORBATE WITH ZINC CAP (XTRACEE PLUS) 562.5MG/27.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59]+1" office:value-type="float" office:value="159" calcext:value-type="float">
            <text:p>159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SODIUM HYALURONATE FOR INTRA-ARTICULAR INJECTION 8MG/ML (HYORTH XL)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60]+1" office:value-type="float" office:value="160" calcext:value-type="float">
            <text:p>160</text:p>
          </table:table-cell>
          <table:table-cell table:style-name="ce7" office:value-type="float" office:value="477" calcext:value-type="float">
            <text:p>477</text:p>
          </table:table-cell>
          <table:table-cell table:style-name="ce7" office:value-type="string" calcext:value-type="string">
            <text:p>SODIUM HYALURONATE STERILE INJECTION (XUVAN-XL) 8MG/ML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1]+1" office:value-type="float" office:value="161" calcext:value-type="float">
            <text:p>161</text:p>
          </table:table-cell>
          <table:table-cell table:style-name="ce7" office:value-type="float" office:value="747" calcext:value-type="float">
            <text:p>747</text:p>
          </table:table-cell>
          <table:table-cell table:style-name="ce7" office:value-type="string" calcext:value-type="string">
            <text:p>STERIMAR NASAL HYGIENE 50ML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2]+1" office:value-type="float" office:value="162" calcext:value-type="float">
            <text:p>16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ULODEXIDE (ANGIOFLUX) CAP 250M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3]+1" office:value-type="float" office:value="163" calcext:value-type="float">
            <text:p>16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TRAMADOL (SAPHTRAM) 50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64]+1" office:value-type="float" office:value="164" calcext:value-type="float">
            <text:p>16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RAMADOL HYDROCHLORIDE + PARACETAMOL (DOLCET) 37.5/325MG 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3">
          <table:table-cell table:style-name="ce7" table:formula="of:=[.A165]+1" office:value-type="float" office:value="165" calcext:value-type="float">
            <text:p>165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string" calcext:value-type="string">
            <text:p>TRAMADOL HYDROCHLORIDE DEXKETOPROFEN TROMETAMOL (SKUDEXA) TAB 75MG/25MG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6]+1" office:value-type="float" office:value="166" calcext:value-type="float">
            <text:p>16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TREVOCA TAB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7]+1" office:value-type="float" office:value="167" calcext:value-type="float">
            <text:p>16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VIGEL CREAM 15G </text:p>
          </table:table-cell>
          <table:table-cell table:style-name="ce11"/>
          <table:table-cell table:style-name="ce7" table:number-columns-repeated="3"/>
          <table:table-cell table:style-name="ce12" table:number-columns-repeated="12"/>
          <table:table-cell table:number-columns-repeated="1005"/>
        </table:table-row>
        <table:table-row table:style-name="ro2">
          <table:table-cell table:style-name="ce7" table:formula="of:=[.A168]+1" office:value-type="float" office:value="168" calcext:value-type="float">
            <text:p>168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XYLOCANE LIDOCAINE HCL LOCAL ANESTHESIA</text:p>
          </table:table-cell>
          <table:table-cell table:style-name="ce11"/>
          <table:table-cell table:style-name="ce7"/>
          <table:table-cell table:style-name="ce11" table:number-columns-repeated="2"/>
          <table:table-cell table:style-name="ce12" table:number-columns-repeated="12"/>
          <table:table-cell table:number-columns-repeated="1005"/>
        </table:table-row>
        <table:table-row table:style-name="ro5" table:number-rows-repeated="1048401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fo:margin-top="0.499cm" fo:margin-bottom="0.499cm" fo:margin-left="2.799cm" fo:margin-right="0.499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-00-0000</text:date>, <text:time style:data-style-name="N2" text:time-value="09:35:44.777905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5:10:33.506000000</meta:creation-date>
    <dc:date>2021-06-15T10:01:18.814377973</dc:date>
    <meta:editing-duration>PT1H27M32S</meta:editing-duration>
    <meta:editing-cycles>45</meta:editing-cycles>
    <meta:generator>LibreOffice/6.4.6.2$Linux_X86_64 LibreOffice_project/40$Build-2</meta:generator>
    <meta:print-date>2021-06-15T09:58:09.650682966</meta:print-date>
    <meta:document-statistic meta:table-count="1" meta:cell-count="523" meta:object-count="0"/>
  </office:meta>
</office:document-meta>
</file>